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1639" officeooo:paragraph-rsid="00201639"/>
    </style:style>
    <style:style style:name="P2" style:family="paragraph" style:parent-style-name="Standard">
      <style:text-properties officeooo:rsid="00205ecc" officeooo:paragraph-rsid="00205ecc"/>
    </style:style>
    <style:style style:name="P3" style:family="paragraph" style:parent-style-name="Standard">
      <style:text-properties officeooo:rsid="00205ecc" officeooo:paragraph-rsid="0021a6a7"/>
    </style:style>
    <style:style style:name="P4" style:family="paragraph" style:parent-style-name="Standard">
      <style:text-properties officeooo:rsid="00219436" officeooo:paragraph-rsid="00219436"/>
    </style:style>
    <style:style style:name="P5" style:family="paragraph" style:parent-style-name="Standard">
      <style:text-properties officeooo:rsid="00230bf4" officeooo:paragraph-rsid="00230bf4"/>
    </style:style>
    <style:style style:name="P6" style:family="paragraph" style:parent-style-name="Standard">
      <style:text-properties officeooo:rsid="00248460" officeooo:paragraph-rsid="00248460"/>
    </style:style>
    <style:style style:name="T1" style:family="text">
      <style:text-properties officeooo:rsid="00219436"/>
    </style:style>
    <style:style style:name="T2" style:family="text">
      <style:text-properties style:text-position="super 58%" officeooo:rsid="002194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Osborne</text:p>
      <text:p text:style-name="P1">102-41-901</text:p>
      <text:p text:style-name="P1"/>
      <text:p text:style-name="P3">For this assignment, I looked up the structure of the FAT 16 file system. Using various resources, I was able to determine the locations of the data requested in the assignment. To better access these locations, I wrote the program “fat16_investigator.py” to pull this data for me and run some calculations with it. First, the program converts <text:span text:style-name="T1">the disk image data to hexadecimal in order to more easily read it. With the file in hex, I knew each byte (8 bits) was stored in 2 hex digits (4 bits per hex digit, 2^4 = 16). From knowing the structure of the FAT filesystem, I knew, for example, that the number of bytes per sector was stored at offset “0x0B” and was the size of a word (2 bytes). Therefore, to obtain this information, the program looks at the 22</text:span><text:span text:style-name="T2">nd</text:span><text:span text:style-name="T1"> hex character (11 bytes in) and reads in 4 characters (2 bytes). Since the data is stored in a little endian format, I had to reverse the pairs. “0800” became “0080”, and thus I knew there were 512 bytes per sector after converting the hex into decimal. <text:s/>Once finding all the required information, the program calculates the values needed for 8 through 12. I multiplied the bytes/sector by sectors/FAT to find the size of each FAT. Knowing the size of the FAT and the fact that the FATs begin right after the boot sector, I was able to calculate the byte offset of each FAT by starting from the end of the boot sector and adding the size of each table. I did the same for the root directory and the data block, all the way to the end of the disk.</text:span></text:p>
      <text:p text:style-name="P3"/>
      <text:p text:style-name="P5">To extract the JPEG files, I used magic numbers and file carving techniques from Homework 1. “FFD8” marked the beginning of the JPEG, and “FFD9” marked the end of the JPEG. After doing some visual search with Ghex, I refined the information for the headers and footers of both pictures and wrote them to new files, named “output.jpg” and “output-2.jpg”.</text:p>
      <text:p text:style-name="P2"/>
      <text:p text:style-name="P4">The program needs no special configuration or module for execution. All that is required is that the disk image is placed in the same folder as the program, and the disk image must be named “Image.img”. </text:p>
      <text:p text:style-name="P4"/>
      <text:p text:style-name="P6">Here are the links I used to help me complete this assignment:</text:p>
      <text:p text:style-name="P6"><text:a xlink:type="simple" xlink:href="https://www.win.tue.nl/~aeb/linux/fs/fat/fat-1.html" text:style-name="Internet_20_link" text:visited-style-name="Visited_20_Internet_20_Link">https://www.win.tue.nl/~aeb/linux/fs/fat/fat-1.html</text:a></text:p>
      <text:p text:style-name="P6"><text:a xlink:type="simple" xlink:href="http://home.teleport.com/~brainy/fat16.htm" text:style-name="Internet_20_link" text:visited-style-name="Visited_20_Internet_20_Link">http://home.teleport.com/~brainy/fat16.htm</text:a></text:p>
      <text:p text:style-name="P6"><text:a xlink:type="simple" xlink:href="https://en.wikipedia.org/wiki/Design_of_the_FAT_file_system" text:style-name="Internet_20_link" text:visited-style-name="Visited_20_Internet_20_Link">https://en.wikipedia.org/wiki/Design_of_the_FAT_file_system</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16:27:50.668455544</meta:creation-date>
    <meta:generator>LibreOffice/5.1.6.2$Linux_X86_64 LibreOffice_project/10m0$Build-2</meta:generator>
    <dc:date>2017-11-02T17:06:22.214995312</dc:date>
    <meta:editing-duration>PT25M20S</meta:editing-duration>
    <meta:editing-cycles>5</meta:editing-cycles>
    <meta:document-statistic meta:table-count="0" meta:image-count="0" meta:object-count="0" meta:page-count="1" meta:paragraph-count="9" meta:word-count="395" meta:character-count="2303" meta:non-whitespace-character-count="1915"/>
  </office:meta>
</office:document-meta>
</file>